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color="#004f9e" loext:opacity="100%" fo:font-size="18pt" fo:language="pt" fo:country="BR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Modelos de processos de software</text:span></text:p>
            <text:p text:style-name="P2"><text:span text:style-name="T3">Eduardo Furlan Miranda</text:span><text:span text:style-name="T3"><text:line-break/></text:span><text:span text:style-name="T4">2025-07-01</text:span></text:p>
          </draw:text-box>
        </draw:frame>
        <draw:frame presentation:style-name="pr1" draw:text-style-name="P5" draw:layer="layout" svg:width="17.57cm" svg:height="2.096cm" svg:x="8.93cm" svg:y="18.404cm" presentation:class="outline" presentation:user-transformed="true">
          <draw:text-box>
            <text:p text:style-name="P4"><text:span text:style-name="T5">Fonte: WERLICH, C. </text:span><text:span text:style-name="T6">Análise e Modelagem de Sistemas</text:span><text:span text:style-name="T5">. Londrina: EDE SA, 2020. ISBN 978-85-522-1683-4.</text:span></text:p>
          </draw:text-box>
        </draw:frame>
        <draw:frame draw:style-name="gr1" draw:text-style-name="P6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O Desafio do Analista de Sistem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enário atual: desenvolvimento de APPs nativos para Android e iOS exige diferentes linguagens</text:p>
                <text:list>
                  <text:list-item>
                    <text:p>Necessita de dois projetos e duas equipes para um mesmo APP nativo</text:p>
                  </text:list-item>
                  <text:list-item>
                    <text:p>Requer maneira organizada, controlada e eficiente de trabalho</text:p>
                  </text:list-item>
                </text:list>
              </text:list-item>
              <text:list-item>
                <text:p>Nova missão: cliente deseja Software para loja de brinquedos online</text:p>
                <text:list>
                  <text:list-item>
                    <text:p>Software para site e aplicativo para compra/aluguel de brinquedos</text:p>
                  </text:list-item>
                </text:list>
              </text:list-item>
              <text:list-item>
                <text:p>Seu objetivo: determinar o Modelo de Processo de Software mais indicado para o projet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O Que É um Processo de Software?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conjunto de atividades cuja finalidade é ter como resultado um Produto de Software</text:p>
                <text:list>
                  <text:list-item>
                    <text:p>Envolve muitas tarefas distribuídas entre os membros da equipe</text:p>
                  </text:list-item>
                </text:list>
              </text:list-item>
              <text:list-item>
                <text:p>Atividades destaques (Sommerville 2011):</text:p>
                <text:list>
                  <text:list-item>
                    <text:p>Estudo da viabilidade e análise de requisitos</text:p>
                  </text:list-item>
                  <text:list-item>
                    <text:p>Especificação, arquitetura de software e implementação (codificação)</text:p>
                  </text:list-item>
                  <text:list-item>
                    <text:p>Testes, documentação, suporte, treinamento e manuten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Atividades Genéricas de um Processo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tividades essenciais (Sommerville 2011):</text:p>
                <text:list>
                  <text:list-item>
                    <text:p>Análise e especificação: definições do software, requisitos e restrições</text:p>
                  </text:list-item>
                  <text:list-item>
                    <text:p>Projeto: alocação de recursos (hardware e software), identificação de abstrações</text:p>
                  </text:list-item>
                </text:list>
              </text:list-item>
              <text:list-item>
                <text:p>Fases de construção e evolução:</text:p>
                <text:list>
                  <text:list-item>
                    <text:p>Implementação e teste unitário: codificação e fabricação do software</text:p>
                  </text:list-item>
                  <text:list-item>
                    <text:p>Integração e verificação: avaliação, correção e validação da qualidade final</text:p>
                  </text:list-item>
                  <text:list-item>
                    <text:p>Operação e manutenção: processos de alterações pós-funcion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Modelos de Processos de Software: Propósi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bjetivo: propiciar estabilidade, controle e organização das atividades</text:p>
                <text:list>
                  <text:list-item>
                    <text:p>Representação (geralmente gráfica) de objetos e atividades</text:p>
                  </text:list-item>
                </text:list>
              </text:list-item>
              <text:list-item>
                <text:p>Guia exclusivo (Pressman 2016):</text:p>
                <text:list>
                  <text:list-item>
                    <text:p>Define um fluxo de todas as atividades, ações e tarefas</text:p>
                  </text:list-item>
                  <text:list-item>
                    <text:p>Determina o nível de interação entre atividades e artefatos produzidos</text:p>
                  </text:list-item>
                </text:list>
              </text:list-item>
              <text:list-item>
                <text:p>Adaptação: cada empresa adota seu modelo, realizando adaptações a cada software</text:p>
                <text:list>
                  <text:list-item>
                    <text:p>Não há consenso sobre o melhor modelo (Pfleeger 200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Categorias de Modelos de Processos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versidade: existem diversos Modelos que possuem características diferentes</text:p>
              </text:list-item>
              <text:list-item>
                <text:p>Finalidade comum: evitar o caos no desenvolvimento e estabelecer um Fluxo de Trabalho</text:p>
              </text:list-item>
              <text:list-item>
                <text:p>Principais categorias:</text:p>
                <text:list>
                  <text:list-item>
                    <text:p>Modelos de Processos Prescritivos</text:p>
                  </text:list-item>
                  <text:list-item>
                    <text:p>Modelos de Processos Especializados</text:p>
                  </text:list-item>
                  <text:list-item>
                    <text:p>Modelos de Desenvolvimento Ág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<text:s/>Modelo de Processo Prescritiv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conjunto de elementos do processo (Pressman 2016)</text:p>
                <text:list>
                  <text:list-item>
                    <text:p>Conhecido como Modelos de Processos Tradicionais</text:p>
                  </text:list-item>
                  <text:list-item>
                    <text:p>Inclui ações de engenharia de software, produtos de trabalho</text:p>
                  </text:list-item>
                  <text:list-item>
                    <text:p>Mecanismos que garantem qualidade e controle de mudanças</text:p>
                  </text:list-item>
                </text:list>
              </text:list-item>
              <text:list-item>
                <text:p>Estruturação: prescreve os relacionamentos dos elementos para estruturar o desenvolvimento</text:p>
              </text:list-item>
              <text:list-item>
                <text:p>Diretrizes definidas (Pressman 2016):</text:p>
                <text:list>
                  <text:list-item>
                    <text:p>Tarefas ocorrem de forma sequencial</text:p>
                  </text:list-item>
                  <text:list-item>
                    <text:p>Indica série de atividades metodológicas, ações, tarefas, artefatos</text:p>
                  </text:list-item>
                  <text:list-item>
                    <text:p>Garantias de qualidade e mecanismos de controle de mudanç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Modelo Cascata: Visão Ger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nfoque: sistemático e sequencial dos Processos</text:p>
                <text:list>
                  <text:list-item>
                    <text:p>Cada fase é iniciada somente após a conclusão da fase anterior</text:p>
                  </text:list-item>
                </text:list>
              </text:list-item>
              <text:list-item>
                <text:p>Antiguidade e uso: um dos mais antigos e ainda utilizados (Pressman 2016)</text:p>
              </text:list-item>
              <text:list-item>
                <text:p>Estágios fundamentais (Sommerville 2011):</text:p>
                <text:list>
                  <text:list-item>
                    <text:p>Análise e Especificação</text:p>
                  </text:list-item>
                  <text:list-item>
                    <text:p>Projeto</text:p>
                  </text:list-item>
                  <text:list-item>
                    <text:p>Implementação e Teste de Unidade</text:p>
                  </text:list-item>
                  <text:list-item>
                    <text:p>Integração e Verificação</text:p>
                  </text:list-item>
                  <text:list-item>
                    <text:p>Operação e Manuten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Modelo Cascata: Atividades Detalhadas e Desafi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nálise e especificação: estabelecimento de funcionalidades e documentação com cliente</text:p>
              </text:list-item>
              <text:list-item>
                <text:p>Projeto: definição da estrutura de dados, arquitetura, interfaces gráficas</text:p>
              </text:list-item>
              <text:list-item>
                <text:p>Implementação e teste de unidade: codificação e testes em cada módulo</text:p>
              </text:list-item>
              <text:list-item>
                <text:p>Integração e verificação: integração e testes de todas as partes para entrega</text:p>
              </text:list-item>
              <text:list-item>
                <text:p>Operação e manutenção: correções e novos requisitos após a utilização</text:p>
              </text:list-item>
              <text:list-item>
                <text:p>Desvantagens:</text:p>
                <text:list>
                  <text:list-item>
                    <text:p>Desenvolvimento pode se estender por meses, dependendo da complexidade</text:p>
                  </text:list-item>
                  <text:list-item>
                    <text:p>Atraso em uma etapa reflete nas demais</text:p>
                  </text:list-item>
                  <text:list-item>
                    <text:p>Gera insatisfação do cliente devido ao tempo de espera e única fase de requisi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Modelo Increment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modelo iterativo que cria pequenas versões do Software (Sommerville 2011)</text:p>
                <text:list>
                  <text:list-item>
                    <text:p>Software é expandido em novas versões até ser totalmente construído</text:p>
                  </text:list-item>
                </text:list>
              </text:list-item>
              <text:list-item>
                <text:p>Incrementos: uma versão é um incremento</text:p>
                <text:list>
                  <text:list-item>
                    <text:p>Cada incremento incorpora parte da funcionalidade requisitada</text:p>
                  </text:list-item>
                  <text:list-item>
                    <text:p>Cliente recebe "pedaços" do software (módulos que acrescentam ou melhoram)</text:p>
                  </text:list-item>
                </text:list>
              </text:list-item>
              <text:list-item>
                <text:p>Atividades simultâneas:</text:p>
                <text:list>
                  <text:list-item>
                    <text:p>Especificação, Desenvolvimento e Validação são realizadas de forma intercalada</text:p>
                  </text:list-item>
                  <text:list-item>
                    <text:p>Rápido feedback entre as atividades</text:p>
                  </text:list-item>
                  <text:list-item>
                    <text:p>Cada versão produzida é um Sistema funcional, mesmo que incompl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Modelos Evolucionári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produzem uma versão cada vez mais completa do Software</text:p>
                <text:list>
                  <text:list-item>
                    <text:p>Iterativos e evoluem ao longo do tempo (Pressman 2016)</text:p>
                  </text:list-item>
                </text:list>
              </text:list-item>
              <text:list-item>
                <text:p>Adaptação a mudanças: alinham-se a projetos com requisitos de negócio e produto instáveis</text:p>
                <text:list>
                  <text:list-item>
                    <text:p>Software pode ser desenvolvido pensando nesta evolução</text:p>
                  </text:list-item>
                </text:list>
              </text:list-item>
              <text:list-item>
                <text:p>Dois tipos principais:</text:p>
                <text:list>
                  <text:list-item>
                    <text:p>Prototipação</text:p>
                  </text:list-item>
                  <text:list-item>
                    <text:p>Espir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Modelo Evolucionário: Prototip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ício: definição dos requisitos do Software pelo cliente e Analista de Sistemas</text:p>
              </text:list-item>
              <text:list-item>
                <text:p>Ciclo de atividades (Pressman 2016):</text:p>
                <text:list>
                  <text:list-item>
                    <text:p>Comunicação: identificação de objetivos e funcionalidades</text:p>
                  </text:list-item>
                  <text:list-item>
                    <text:p>Planejamento rápido: definição de requisitos para Modelagem e Construção</text:p>
                  </text:list-item>
                  <text:list-item>
                    <text:p>Modelagem rápida e construção do protótipo</text:p>
                  </text:list-item>
                  <text:list-item>
                    <text:p>Entrega e feedback: cliente avalia e a equipe aprimora</text:p>
                  </text:list-item>
                </text:list>
              </text:list-item>
              <text:list-item>
                <text:p>Utilidade: apresenta versão inicial para experimentações e testes</text:p>
                <text:list>
                  <text:list-item>
                    <text:p>Ajuda no entendimento do que será construído para o cliente</text:p>
                  </text:list-item>
                  <text:list-item>
                    <text:p>O protótipo pode se tornar o produto f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Modelo Evolucionário: Espir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racterísticas: iterativo como prototipação</text:p>
                <text:list>
                  <text:list-item>
                    <text:p>Utiliza aspectos sistemáticos e controlados do Modelo Cascata (Pressman 2016)</text:p>
                  </text:list-item>
                </text:list>
              </text:list-item>
              <text:list-item>
                <text:p>Objetivo: fornecer um rápido desenvolvimento de versão</text:p>
                <text:list>
                  <text:list-item>
                    <text:p>A cada ciclo, gera versões mais completas</text:p>
                  </text:list-item>
                </text:list>
              </text:list-item>
              <text:list-item>
                <text:p>Fases comuns:</text:p>
                <text:list>
                  <text:list-item>
                    <text:p>Análise</text:p>
                  </text:list-item>
                  <text:list-item>
                    <text:p>Projeto</text:p>
                  </text:list-item>
                  <text:list-item>
                    <text:p>Implementação</text:p>
                  </text:list-item>
                  <text:list-item>
                    <text:p>Testes</text:p>
                  </text:list-item>
                  <text:list-item>
                    <text:p>Entrega e Implant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Modelos de Processos Prescritivos Concorrente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Representação: graficamente, série de tarefas, técnicas maiores e estados associados</text:p>
                <text:list>
                  <text:list-item>
                    <text:p>Utilizados como paradigma para desenvolvimento de aplicações Cliente/Servidor</text:p>
                  </text:list-item>
                </text:list>
              </text:list-item>
              <text:list-item>
                <text:p>Flexibilidade: permite representar elementos concorrentes e iterativos</text:p>
                <text:list>
                  <text:list-item>
                    <text:p>Integra diferentes tipos de Modelos de Processos de Software</text:p>
                  </text:list-item>
                </text:list>
              </text:list-item>
              <text:list-item>
                <text:p>Aplicações:</text:p>
                <text:list>
                  <text:list-item>
                    <text:p>Utilizados em projetos que envolvem diferentes equipes de desenvolvimento</text:p>
                  </text:list-item>
                  <text:list-item>
                    <text:p>Não segue sequência de atividades, mas estabelece uma rede de atividades</text:p>
                  </text:list-item>
                  <text:list-item>
                    <text:p>Planos de projeto são documentos vivos, avaliados e revisados com frequê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Modelo de Processo Especializado: Introdu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ase: utilizam muitas das características de um ou mais Modelos Prescritivos</text:p>
              </text:list-item>
              <text:list-item>
                <text:p>Necessidade: usados quando existe a necessidade de uma abordagem mais especializada</text:p>
              </text:list-item>
              <text:list-item>
                <text:p>Tipos (Pressman 2016):</text:p>
                <text:list>
                  <text:list-item>
                    <text:p>Modelo Baseado em Componentes</text:p>
                  </text:list-item>
                  <text:list-item>
                    <text:p>Modelo de Métodos Formais</text:p>
                  </text:list-item>
                  <text:list-item>
                    <text:p>Desenvolvimento de Software Orientado a Aspecto</text:p>
                  </text:list-item>
                  <text:list-item>
                    <text:p>Modelo de Processo Unificado</text:p>
                  </text:list-item>
                  <text:list-item>
                    <text:p>Modelos de Processos Pessoal e de Equ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Modelos Especializados: Baseado em Componentes e Métodos Forma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delo baseado em componentes:</text:p>
                <text:list>
                  <text:list-item>
                    <text:p>Utilizados em projetos de Software de Prateleira (Software de Linha)</text:p>
                  </text:list-item>
                  <text:list-item>
                    <text:p>Compreende aplicações de componentes de Software pré-empacotados</text:p>
                  </text:list-item>
                  <text:list-item>
                    <text:p>Componente é parte independente, reutilizável, pode ser trocado ou alterado</text:p>
                  </text:list-item>
                </text:list>
              </text:list-item>
              <text:list-item>
                <text:p>Modelo de métodos formais:</text:p>
                <text:list>
                  <text:list-item>
                    <text:p>Conjunto de atividades que levam à especificação matemática formal do software</text:p>
                  </text:list-item>
                  <text:list-item>
                    <text:p>Fornece mecanismos para descoberta e eliminação de problemas (ambiguidade, inconsistência)</text:p>
                  </text:list-item>
                  <text:list-item>
                    <text:p>Base para averiguação do código de programação e descoberta de er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Modelos Especializados: Orientado a Aspecto e Unificad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senvolvimento de Software Orientado a Aspecto:</text:p>
                <text:list>
                  <text:list-item>
                    <text:p>Fornece processo e abordagem metodológica para definir, especificar, projetar e construir aspectos</text:p>
                  </text:list-item>
                  <text:list-item>
                    <text:p>Código do software separado de acordo com sua importância (ex: classes OO)</text:p>
                  </text:list-item>
                  <text:list-item>
                    <text:p>Requisitos modelados transcendendo várias funcionalidades do Sistema</text:p>
                  </text:list-item>
                </text:list>
              </text:list-item>
              <text:list-item>
                <text:p>Modelo de Processo Unificado (RUP - Rational Unified Process):</text:p>
                <text:list>
                  <text:list-item>
                    <text:p>Aproveita características dos Modelos de Processos tradicionais (Prescritivos)</text:p>
                  </text:list-item>
                  <text:list-item>
                    <text:p>Implementa alguns princípios da metodologia Ágil</text:p>
                  </text:list-item>
                  <text:list-item>
                    <text:p>Considerado um Modelo iterativo e incremen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Modelos Especializados: Pessoal e de Equip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oco principal: o cerne do desenvolvimento de software está na equipe</text:p>
              </text:list-item>
              <text:list-item>
                <text:p>Modelo de processo de software pessoal:</text:p>
                <text:list>
                  <text:list-item>
                    <text:p>Enfatiza a medição pessoal do que foi produzido</text:p>
                  </text:list-item>
                  <text:list-item>
                    <text:p>Avalia o artefato gerado e a qualidade resultante</text:p>
                  </text:list-item>
                </text:list>
              </text:list-item>
              <text:list-item>
                <text:p>Modelo de processo de software de equipe:</text:p>
                <text:list>
                  <text:list-item>
                    <text:p>Objetiva a criação de uma equipe autodirigida e auto-organizada</text:p>
                  </text:list-item>
                  <text:list-item>
                    <text:p>Finalidade: produzir um Software com alto padrão de qua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Modelo de Desenvolvimento Ágil: Contexto e Benefíci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enário: rápido surgimento de novas tecnologias e velocidade nos negócios</text:p>
                <text:list>
                  <text:list-item>
                    <text:p>Demanda maior velocidade no desenvolvimento de software</text:p>
                  </text:list-item>
                </text:list>
              </text:list-item>
              <text:list-item>
                <text:p>Propósito: nova forma de desenvolver software, mais flexível e dinâmico</text:p>
                <text:list>
                  <text:list-item>
                    <text:p>Procura resolver problemas da Engenharia de Software</text:p>
                  </text:list-item>
                </text:list>
              </text:list-item>
              <text:list-item>
                <text:p>Resposta rápida (Pressman 2016):</text:p>
                <text:list>
                  <text:list-item>
                    <text:p>Clientes querem resultados rapidamente</text:p>
                  </text:list-item>
                  <text:list-item>
                    <text:p>Novas funcionalidades agregadas conforme ideias ou necessidades</text:p>
                  </text:list-item>
                  <text:list-item>
                    <text:p>Torna o desenvolvimento mais flexível e ráp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Princípios do Desenvolvimento Ágil (Parte 1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oco principal (Pressman 2016): focado nas entregas</text:p>
                <text:list>
                  <text:list-item>
                    <text:p>Prioriza comunicação ativa e contínua</text:p>
                  </text:list-item>
                  <text:list-item>
                    <text:p>Busca a satisfação do cliente através de entregas incrementais</text:p>
                  </text:list-item>
                </text:list>
              </text:list-item>
              <text:list-item>
                <text:p>Envolvimento do cliente (Sommerville 2011):</text:p>
                <text:list>
                  <text:list-item>
                    <text:p>Cliente deve ter forte envolvimento no processo</text:p>
                  </text:list-item>
                  <text:list-item>
                    <text:p>Fornece requisitos e avalia o desenvolvido</text:p>
                  </text:list-item>
                </text:list>
              </text:list-item>
              <text:list-item>
                <text:p>Entrega incremental (Sommerville 2011):</text:p>
                <text:list>
                  <text:list-item>
                    <text:p>Software desenvolvido com incrementos</text:p>
                  </text:list-item>
                  <text:list-item>
                    <text:p>Cliente indica novos requisitos a serem acresc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Princípios do Desenvolvimento Ágil (Parte 2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ssoas e não processos (Sommerville 2011):</text:p>
                <text:list>
                  <text:list-item>
                    <text:p>Equipe possui liberdade de desenvolvimento</text:p>
                  </text:list-item>
                  <text:list-item>
                    <text:p>Explora ao máximo a capacidade dos desenvolvedores (não presos a Prescritivos)</text:p>
                  </text:list-item>
                </text:list>
              </text:list-item>
              <text:list-item>
                <text:p>Aceitar as mudanças (Sommerville 2011):</text:p>
                <text:list>
                  <text:list-item>
                    <text:p>Requisitos podem ser alterados</text:p>
                  </text:list-item>
                  <text:list-item>
                    <text:p>Projeto deve ser elaborado pensando nesta possibilidade</text:p>
                  </text:list-item>
                </text:list>
              </text:list-item>
              <text:list-item>
                <text:p>Manter a simplicidade (Sommerville 2011):</text:p>
                <text:list>
                  <text:list-item>
                    <text:p>Complexidade deve ser banida, equipe deve trabalhar de forma simples e ativa</text:p>
                  </text:list-item>
                </text:list>
              </text:list-item>
              <text:list-item>
                <text:p>Redução de burocracia (Pressman 2016):</text:p>
                <text:list>
                  <text:list-item>
                    <text:p>Visa reduzir drasticamente a documentação</text:p>
                  </text:list-item>
                  <text:list-item>
                    <text:p>Torna o processo flexível e reduz a burocra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Métodos Ágeis em Destaqu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ase comum: todos os métodos ágeis são baseados no Manifesto Ágil</text:p>
                <text:list>
                  <text:list-item>
                    <text:p>Enfatizam colaboração humana e auto-organização</text:p>
                  </text:list-item>
                </text:list>
              </text:list-item>
              <text:list-item>
                <text:p>Métodos mais destacados:</text:p>
                <text:list>
                  <text:list-item>
                    <text:p>XP (Extreme Programming)</text:p>
                  </text:list-item>
                  <text:list-item>
                    <text:p>Scrum</text:p>
                  </text:list-item>
                </text:list>
              </text:list-item>
              <text:list-item>
                <text:p>Outros métodos (Pressman 2016):</text:p>
                <text:list>
                  <text:list-item>
                    <text:p>Método de desenvolvimento de sistemas dinâmicos (DSDM)</text:p>
                  </text:list-item>
                  <text:list-item>
                    <text:p>Modelagem Ágil</text:p>
                  </text:list-item>
                  <text:list-item>
                    <text:p>Processo Unificado Ág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Método Ágil: XP (Extreme Programming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racterísticas principais:</text:p>
                <text:list>
                  <text:list-item>
                    <text:p>Feedback constante</text:p>
                  </text:list-item>
                  <text:list-item>
                    <text:p>Abordagem de desenvolvimento incremental</text:p>
                  </text:list-item>
                  <text:list-item>
                    <text:p>Comunicação primordial entre os envolvidos</text:p>
                  </text:list-item>
                </text:list>
              </text:list-item>
              <text:list-item>
                <text:p>Quatro atividades metodológicas (Pressman 2016):</text:p>
                <text:list>
                  <text:list-item>
                    <text:p>Planejamento</text:p>
                  </text:list-item>
                  <text:list-item>
                    <text:p>Projeto</text:p>
                  </text:list-item>
                  <text:list-item>
                    <text:p>Codificação</text:p>
                  </text:list-item>
                  <text:list-item>
                    <text:p>Testes</text:p>
                  </text:list-item>
                </text:list>
              </text:list-item>
              <text:list-item>
                <text:p>Práticas:</text:p>
                <text:list>
                  <text:list-item>
                    <text:p>Desenvolvimento do software padronizado</text:p>
                  </text:list-item>
                  <text:list-item>
                    <text:p>Trabalho realizado em pares</text:p>
                  </text:list-item>
                  <text:list-item>
                    <text:p>Cliente (representante) sempre presente para esclarecer dúvi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Método Ágil: Scrum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ocesso: iterativo e incremental</text:p>
                <text:list>
                  <text:list-item>
                    <text:p>Pode ser utilizado em processos gerenciais</text:p>
                  </text:list-item>
                </text:list>
              </text:list-item>
              <text:list-item>
                <text:p>Regras e práticas de gestão:</text:p>
                <text:list>
                  <text:list-item>
                    <text:p>Determina conjunto de regras e práticas para o sucesso dos projetos</text:p>
                  </text:list-item>
                  <text:list-item>
                    <text:p>Exemplos: trabalho em equipe e comunicação melhorada</text:p>
                  </text:list-item>
                </text:list>
              </text:list-item>
              <text:list-item>
                <text:p>Atividades metodológicas (Pressman 2016):</text:p>
                <text:list>
                  <text:list-item>
                    <text:p>Requisitos</text:p>
                  </text:list-item>
                  <text:list-item>
                    <text:p>Análise</text:p>
                  </text:list-item>
                  <text:list-item>
                    <text:p>Projeto</text:p>
                  </text:list-item>
                  <text:list-item>
                    <text:p>Evolução</text:p>
                  </text:list-item>
                  <text:list-item>
                    <text:p>Entreg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Scrum: Backlog e Sprint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acklog (Product Backlog):</text:p>
                <text:list>
                  <text:list-item>
                    <text:p>Lista com prioridades dos requisitos (funcionalidades) do projeto</text:p>
                  </text:list-item>
                  <text:list-item>
                    <text:p>Item pode ser adicionado ou eliminado a qualquer momento (alterações)</text:p>
                  </text:list-item>
                  <text:list-item>
                    <text:p>Gerente do produto deve registrar e atualizar as prioridades</text:p>
                  </text:list-item>
                  <text:list-item>
                    <text:p>Conjunto de "Histórias" (ideias e funcionalidades iniciais)</text:p>
                  </text:list-item>
                </text:list>
              </text:list-item>
              <text:list-item>
                <text:p>Sprints:</text:p>
                <text:list>
                  <text:list-item>
                    <text:p>Unidades de trabalho para atingir um requisito do Backlog</text:p>
                  </text:list-item>
                  <text:list-item>
                    <text:p>Precisa ser ajustado dentro do Time Box (Janela de Tempo) para prazos de entrega</text:p>
                  </text:list-item>
                  <text:list-item>
                    <text:p>Reunião de planejamento: Product Owner prioriza itens e equipe seleciona atividades para o Sprint</text:p>
                  </text:list-item>
                  <text:list-item>
                    <text:p>Cada Sprint se encerra com um incremento ao produ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Scrum: Reuniões e Conclusão de Sprint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Reuniões Scrum (Daily Meeting):</text:p>
                <text:list>
                  <text:list-item>
                    <text:p>Reuniões breves, geralmente de 15 minutos</text:p>
                  </text:list-item>
                  <text:list-item>
                    <text:p>Realizadas diariamente (geralmente no início da manhã)</text:p>
                  </text:list-item>
                  <text:list-item>
                    <text:p>Três perguntas chaves para cada integrante:</text:p>
                    <text:list>
                      <text:list-item>
                        <text:p>O que você realizou desde a última reunião?</text:p>
                      </text:list-item>
                      <text:list-item>
                        <text:p>Quais obstáculos foram encontrados?</text:p>
                      </text:list-item>
                      <text:list-item>
                        <text:p>O que planeja realizar até a próxima reunião?</text:p>
                      </text:list-item>
                    </text:list>
                  </text:list-item>
                </text:list>
              </text:list-item>
              <text:list-item>
                <text:p>Scrum Master:</text:p>
                <text:list>
                  <text:list-item>
                    <text:p>Geralmente conduz as reuniões</text:p>
                  </text:list-item>
                  <text:list-item>
                    <text:p>Realiza avaliações das respostas, detectando problemas precocemente</text:p>
                  </text:list-item>
                </text:list>
              </text:list-item>
              <text:list-item>
                <text:p>Término do Sprint (Pressman 2016):</text:p>
                <text:list>
                  <text:list-item>
                    <text:p>Requisitos são concluídos e funcionamento é avaliado</text:p>
                  </text:list-item>
                  <text:list-item>
                    <text:p>Processo é melhorado para o Sprint sequen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O Manifesto Ági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ase: todos os métodos de desenvolvimento Ágil são baseados no Manifesto Ágil</text:p>
              </text:list-item>
              <text:list-item>
                <text:p>Quatro valores fundamentais:</text:p>
                <text:list>
                  <text:list-item>
                    <text:p>Primeiro: indivíduos e suas interações são mais importantes que processos e ferramentas</text:p>
                  </text:list-item>
                  <text:list-item>
                    <text:p>Segundo: software que funciona é mais importante que documentação vasta</text:p>
                  </text:list-item>
                </text:list>
              </text:list-item>
              <text:list-item>
                <text:p>Mais valores:</text:p>
                <text:list>
                  <text:list-item>
                    <text:p>Terceiro: a colaboração do cliente é mais importante que negociação de contratos</text:p>
                  </text:list-item>
                  <text:list-item>
                    <text:p>Quarto: responder às mudanças solicitadas é mais importante que seguir um pla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O Quadro Scrum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erramenta visual: quadro (board) montado para acompanhar as tarefas</text:p>
                <text:list>
                  <text:list-item>
                    <text:p>Pode ser adaptado para a realidade de cada equipe</text:p>
                  </text:list-item>
                </text:list>
              </text:list-item>
              <text:list-item>
                <text:p>Colunas de atividades:</text:p>
                <text:list>
                  <text:list-item>
                    <text:p>Stories: descrição das necessidades do cliente (requisito explicado pelo usuário)</text:p>
                  </text:list-item>
                  <text:list-item>
                    <text:p>To Do (A Fazer): tarefas que deverão ser realizadas</text:p>
                  </text:list-item>
                </text:list>
              </text:list-item>
              <text:list-item>
                <text:p>Colunas de status:</text:p>
                <text:list>
                  <text:list-item>
                    <text:p>In Progress (Em Andamento): tarefas em andamento, mas não finalizadas</text:p>
                  </text:list-item>
                  <text:list-item>
                    <text:p>Testing: módulos que estão na fase de teste</text:p>
                  </text:list-item>
                  <text:list-item>
                    <text:p>Done (Pronto): relação do que já foi finalizado no sistema</text:p>
                  </text:list-item>
                  <text:list-item>
                    <text:p>O quadro reflete o fluxo de trabalho da equ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Análise da Missão: Projeto Loja de Brinquedos Onlin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plexidade do projeto: cliente deseja site (e-commerce) e aplicativo</text:p>
                <text:list>
                  <text:list-item>
                    <text:p>App com funcionalidades adicionais (aluguel apenas no app)</text:p>
                  </text:list-item>
                  <text:list-item>
                    <text:p>Provável necessidade de equipe subdividida para site e app</text:p>
                  </text:list-item>
                  <text:list-item>
                    <text:p>Considerar Android e iOS pode exigir equipe para cada SO</text:p>
                  </text:list-item>
                </text:list>
              </text:list-item>
              <text:list-item>
                <text:p>Questões preliminares (antes da escolha do modelo):</text:p>
                <text:list>
                  <text:list-item>
                    <text:p>O cliente tem pressa?</text:p>
                  </text:list-item>
                  <text:list-item>
                    <text:p>A equipe de desenvolvimento é grande o suficiente?</text:p>
                  </text:list-item>
                  <text:list-item>
                    <text:p>A equipe domina a tecnologia envolvida?</text:p>
                  </text:list-item>
                </text:list>
              </text:list-item>
              <text:list-item>
                <text:p>Recomendação preliminar: alta probabilidade de um modelo baseado em processos ágeis</text:p>
                <text:list>
                  <text:list-item>
                    <text:p>Participação do cliente é essencial para o sucesso</text:p>
                  </text:list-item>
                  <text:list-item>
                    <text:p>Divide o Software para entregas em partes menores</text:p>
                  </text:list-item>
                  <text:list-item>
                    <text:p>Cliente pode participar ativamente e ver resultados rapid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Conclusão: Proposta de Modelo e Próximos Pa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delo sugerido: metodologia Scrum</text:p>
                <text:list>
                  <text:list-item>
                    <text:p>Entregas feitas a cada sprint: cliente sabe o que e quando receberá</text:p>
                  </text:list-item>
                  <text:list-item>
                    <text:p>Requisitos mais importantes podem ser entregues primeiro</text:p>
                  </text:list-item>
                  <text:list-item>
                    <text:p>Permite que site e aplicativo comecem a operar rapidamente</text:p>
                  </text:list-item>
                  <text:list-item>
                    <text:p>Quadro Scrum ajuda a organizar cronograma e equipes</text:p>
                  </text:list-item>
                </text:list>
              </text:list-item>
              <text:list-item>
                <text:p>Exemplo de quadro Scrum (para o site):</text:p>
                <text:list>
                  <text:list-item>
                    <text:p>Backlog com tarefas: gerar interfaces (Wireframes), definir paleta de cores, definir estrutura do banco de dados</text:p>
                  </text:list-item>
                </text:list>
              </text:list-item>
              <text:list-item>
                <text:p>Melhor processo de software (Pressman 2016):</text:p>
                <text:list>
                  <text:list-item>
                    <text:p>Aquele próximo à equipe de desenvolvimento</text:p>
                  </text:list-item>
                  <text:list-item>
                    <text:p>Cenário ideal é propor um processo de software que se adapte às necessidades da equ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7-02T23:37:33.369964924</dc:date>
    <meta:editing-duration>P2DT5H35M43S</meta:editing-duration>
    <meta:editing-cycles>322</meta:editing-cycles>
    <meta:generator>LibreOffice/25.2.3.2$Linux_X86_64 LibreOffice_project/520$Build-2</meta:generator>
    <dc:creator>Eduardo Furlan Miranda</dc:creator>
    <meta:document-statistic meta:object-count="146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